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2a1c3d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c648f" officeooo:paragraph-rsid="002c648f"/>
    </style:style>
    <style:style style:name="P9" style:family="paragraph" style:parent-style-name="Standard">
      <style:text-properties fo:font-weight="normal" officeooo:rsid="002c648f" officeooo:paragraph-rsid="002c648f" style:font-weight-asian="normal" style:font-weight-complex="normal"/>
    </style:style>
    <style:style style:name="P10" style:family="paragraph" style:parent-style-name="Standard">
      <style:text-properties fo:font-weight="normal" officeooo:rsid="001eb38e" officeooo:paragraph-rsid="0011be00" style:font-weight-asian="normal" style:font-weight-complex="normal"/>
    </style:style>
    <style:style style:name="P11" style:family="paragraph" style:parent-style-name="Standard">
      <style:text-properties fo:font-weight="normal" officeooo:rsid="0035c136" officeooo:paragraph-rsid="0035c136" style:font-weight-asian="normal" style:font-weight-complex="normal"/>
    </style:style>
    <style:style style:name="P12" style:family="paragraph" style:parent-style-name="Standard">
      <style:text-properties fo:font-weight="bold" officeooo:rsid="0035c136" officeooo:paragraph-rsid="0035c13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35c136" officeooo:paragraph-rsid="0035c136" style:font-weight-asian="bold" style:font-weight-complex="bold"/>
    </style:style>
    <style:style style:name="P14" style:family="paragraph" style:parent-style-name="Standard">
      <style:text-properties officeooo:paragraph-rsid="000fc6a8"/>
    </style:style>
    <style:style style:name="P15" style:family="paragraph" style:parent-style-name="Standard">
      <style:text-properties officeooo:paragraph-rsid="0035c136"/>
    </style:style>
    <style:style style:name="P16" style:family="paragraph" style:parent-style-name="Standard">
      <style:text-properties officeooo:rsid="0035c136" officeooo:paragraph-rsid="0035c136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4079c7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3" style:family="paragraph" style:parent-style-name="Heading_20_1">
      <style:text-properties officeooo:rsid="001388d8" officeooo:paragraph-rsid="001388d8"/>
    </style:style>
    <style:style style:name="P24" style:family="paragraph" style:parent-style-name="Heading_20_1">
      <style:text-properties fo:color="#000000" fo:font-size="14pt" officeooo:rsid="0011be00" officeooo:paragraph-rsid="0011be00" style:font-size-asian="14pt" style:font-size-complex="14pt"/>
    </style:style>
    <style:style style:name="P25" style:family="paragraph" style:parent-style-name="Heading_20_1">
      <style:text-properties fo:color="#000000" fo:font-size="14pt" officeooo:rsid="001134a5" officeooo:paragraph-rsid="001134a5" style:font-size-asian="14pt" style:font-size-complex="14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weight="normal" officeooo:rsid="002d0da3" officeooo:paragraph-rsid="002d0da3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Heading_20_1">
      <style:paragraph-properties fo:break-before="page"/>
      <style:text-properties fo:color="#000000" fo:font-size="14pt" officeooo:rsid="001388d8" officeooo:paragraph-rsid="001388d8" fo:background-color="#ffffff" style:font-size-asian="14pt" style:font-size-complex="14pt"/>
    </style:style>
    <style:style style:name="P29" style:family="paragraph" style:parent-style-name="Heading_20_1">
      <style:paragraph-properties fo:break-before="page"/>
      <style:text-properties fo:color="#000000" fo:font-size="14pt" officeooo:rsid="000fc6a8" officeooo:paragraph-rsid="000fc6a8" style:font-size-asian="14pt" style:font-size-complex="14pt"/>
    </style:style>
    <style:style style:name="P30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List_20_Paragraph" style:list-style-name="L1">
      <style:text-properties officeooo:paragraph-rsid="002d0da3"/>
    </style:style>
    <style:style style:name="P32" style:family="paragraph" style:parent-style-name="List_20_Paragraph" style:list-style-name="L1">
      <style:text-properties fo:font-weight="normal" officeooo:rsid="002d0da3" officeooo:paragraph-rsid="002d0da3" style:font-weight-asian="normal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text-properties fo:font-weight="normal" officeooo:rsid="0035c136" officeooo:paragraph-rsid="0035c13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5c136" officeooo:paragraph-rsid="0035c13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35c136" officeooo:paragraph-rsid="0035c136" style:font-weight-asian="bold" style:font-weight-complex="bold"/>
    </style:style>
    <style:style style:name="P37" style:family="paragraph" style:parent-style-name="Standard">
      <style:text-properties officeooo:rsid="004effb8" officeooo:paragraph-rsid="004effb8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a1c3d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321436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en" fo:country="US" officeooo:rsid="004079c7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officeooo:rsid="00321436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officeooo:rsid="004079c7" style:letter-kerning="false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weight="normal" officeooo:rsid="002c648f" style:font-weight-asian="normal" style:font-weight-complex="normal"/>
    </style:style>
    <style:style style:name="T13" style:family="text">
      <style:text-properties fo:font-weight="normal" officeooo:rsid="00321436" style:font-weight-asian="normal" style:font-weight-complex="normal"/>
    </style:style>
    <style:style style:name="T14" style:family="text">
      <style:text-properties fo:font-weight="normal" officeooo:rsid="000fc6a8" style:font-weight-asian="normal" style:font-weight-complex="normal"/>
    </style:style>
    <style:style style:name="T15" style:family="text">
      <style:text-properties fo:font-weight="normal" officeooo:rsid="002d0da3" style:font-weight-asian="normal" style:font-weight-complex="normal"/>
    </style:style>
    <style:style style:name="T16" style:family="text">
      <style:text-properties fo:font-weight="normal" officeooo:rsid="00519a37" style:font-weight-asian="normal" style:font-weight-complex="normal"/>
    </style:style>
    <style:style style:name="T17" style:family="text">
      <style:text-properties fo:font-weight="bold" officeooo:rsid="000fc6a8" style:font-weight-asian="bold" style:font-weight-complex="bold"/>
    </style:style>
    <style:style style:name="T18" style:family="text">
      <style:text-properties fo:font-weight="bold" officeooo:rsid="0035c136" style:font-weight-asian="bold" style:font-weight-complex="bold"/>
    </style:style>
    <style:style style:name="T19" style:family="text">
      <style:text-properties officeooo:rsid="002d0da3"/>
    </style:style>
    <style:style style:name="T20" style:family="text">
      <style:text-properties officeooo:rsid="002e3401"/>
    </style:style>
    <style:style style:name="T21" style:family="text">
      <style:text-properties officeooo:rsid="003339ef"/>
    </style:style>
    <style:style style:name="T22" style:family="text">
      <style:text-properties style:use-window-font-color="true" style:font-name="Liberation Serif" fo:font-size="14pt" fo:language="ru" fo:country="RU" fo:font-weight="normal" officeooo:rsid="00321436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3" style:family="text">
      <style:text-properties style:use-window-font-color="true" style:font-name="Liberation Serif" fo:font-size="14pt" fo:language="ru" fo:country="RU" fo:font-weight="normal" officeooo:rsid="004079c7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4" style:family="text">
      <style:text-properties style:use-window-font-color="true" style:font-name="Liberation Serif" fo:font-size="14pt" fo:language="ru" fo:country="RU" fo:font-weight="normal" officeooo:rsid="002c648f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5" style:family="text">
      <style:text-properties style:use-window-font-color="true" style:font-name="Liberation Serif" fo:font-size="14pt" fo:language="ru" fo:country="RU" fo:font-weight="normal" officeooo:rsid="002d0da3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6" style:family="text">
      <style:text-properties style:use-window-font-color="true" style:font-name="Liberation Serif" fo:font-size="14pt" fo:language="ru" fo:country="RU" fo:font-weight="normal" officeooo:rsid="00519a37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27" style:family="text">
      <style:text-properties style:use-window-font-color="true" style:font-name="Liberation Serif" fo:font-size="14pt" fo:language="ru" fo:country="RU" fo:font-weight="bold" officeooo:rsid="0035c136" style:letter-kerning="false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T28" style:family="text">
      <style:text-properties style:use-window-font-color="true" style:font-name="Liberation Serif" fo:font-size="14pt" fo:language="ru" fo:country="RU" fo:font-weight="bold" officeooo:rsid="004079c7" style:letter-kerning="false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T29" style:family="text">
      <style:text-properties officeooo:rsid="00416dfd"/>
    </style:style>
    <style:style style:name="T30" style:family="text">
      <style:text-properties officeooo:rsid="00486cbf"/>
    </style:style>
    <style:style style:name="T31" style:family="text">
      <style:text-properties officeooo:rsid="00519a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6</text:span><text:span text:style-name="T1"> по курсу</text:span><text:span text:style-name="T3"> </text:span></text:p>
      <text:p text:style-name="P7">«Операционные системы»</text:p>
      <text:p text:style-name="P5"/>
      <text:p text:style-name="P6">Управление серверами сообщений</text:p>
      <text:p text:style-name="P2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30"/>
      <text:p text:style-name="P21"/>
      <text:p text:style-name="P21"/>
      <text:p text:style-name="P27"/>
      <text:p text:style-name="P21"/>
      <text:p text:style-name="P20"><text:span text:style-name="T5">Студент: </text:span><text:span text:style-name="T10">Ч</text:span><text:span text:style-name="T11">ерненко Илья Денисович</text:span></text:p>
      <text:p text:style-name="P22"><text:span text:style-name="T5">Группа: М80 – 20</text:span><text:span text:style-name="T6">6</text:span><text:span text:style-name="T5">Б-18</text:span></text:p>
      <text:p text:style-name="P22"><text:span text:style-name="T5">Вариант: </text:span><text:span text:style-name="T7">4</text:span><text:span text:style-name="T8">6</text:span></text:p>
      <text:p text:style-name="P17">Преподаватель: Соколов Андрей Алексеевич</text:p>
      <text:p text:style-name="P17">Оценка: ___________</text:p>
      <text:p text:style-name="P17">Дата: ___________</text:p>
      <text:p text:style-name="P19"><text:span text:style-name="T9">Подпись</text:span><text:span text:style-name="T5">: ___________</text:span></text:p>
      <text:p text:style-name="P18"/>
      <text:p text:style-name="P18">Москва, 2019</text:p>
      <text:h text:style-name="P29" text:outline-level="1">Постановка задачи</text:h>
      <text:p text:style-name="P8">Реализовать распределенную систему по обработке запросов. В данной системе должно существовать 2 вида узлов: «управляющий 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p>
      <text:p text:style-name="P14"><text:span text:style-name="T17">Вариант задания:</text:span><text:span text:style-name="T14"> </text:span><text:span text:style-name="T22">4</text:span><text:span text:style-name="T23">6</text:span><text:span text:style-name="T14">. </text:span><text:span text:style-name="T12">Топология — </text:span><text:span text:style-name="T24">д</text:span><text:span text:style-name="T23">ерево общего вида</text:span><text:span text:style-name="T12">. Тип вычислительной команды — </text:span><text:span text:style-name="T13">локальный целочисленный словарь</text:span><text:span text:style-name="T12">. Тип проверки узлов на доступность — </text:span><text:span text:style-name="T13">ping</text:span><text:span text:style-name="T12">.</text:span></text:p>
      <text:h text:style-name="P25" text:outline-level="1">Общие сведения о программе</text:h>
      <text:p text:style-name="P9">Программа состоит из двух файлов, которые компилируются в исполнительные <text:span text:style-name="T19">файлы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 происходит с помощью библиотеки zmq.</text:span></text:p>
      <text:p text:style-name="P10"/>
      <text:h text:style-name="P24" text:outline-level="1">Общий метод и алгоритм решения</text:h>
      <text:list xml:id="list3563341651" text:style-name="L1">
        <text:list-item>
          <text:p text:style-name="P32">Управляющий узел принимает команды, обрабатывает их и пересылает дочерним узлам или выводит сообщение об ошибке.</text:p>
        </text:list-item>
        <text:list-item>
          <text:p text:style-name="P31"><text:span text:style-name="T15">Дочерние узлы проверяют, может ли быть команда выполнена в данном узле, если нет, то </text:span><text:span text:style-name="T16">она</text:span><text:span text:style-name="T15"> пересылается в один из дочерних узлов, из которого возвращается некоторое сообщение об успехе или об ошибке, которое потом пересылается обратно по дереву.</text:span></text:p>
        </text:list-item>
        <text:list-item>
          <text:p text:style-name="P32">Если узел недоступен, то <text:s/>будет <text:span text:style-name="T21">выведено</text:span> сообщение о недоступности узла, <text:span text:style-name="T29">которое будет передано управляющему узлу.</text:span></text:p>
        </text:list-item>
        <text:list-item>
          <text:p text:style-name="P32">При удалении узла, все его потомки рекурсивно уничтожаются.</text:p>
        </text:list-item>
      </text:list>
      <text:p text:style-name="P26"/>
      <text:h text:style-name="P23" text:outline-level="1"/>
      <text:h text:style-name="P28" text:outline-level="1">Код программы</text:h>
      <text:p text:style-name="P15"><text:span text:style-name="T18">s</text:span><text:span text:style-name="T28">f</text:span><text:span text:style-name="T18">.h</text:span></text:p>
      <text:p text:style-name="P16">#pragma once</text:p>
      <text:p text:style-name="P16">#include &lt;iostream&gt;</text:p>
      <text:p text:style-name="P16">#include &lt;string&gt;</text:p>
      <text:p text:style-name="P16">#include &lt;zconf.h&gt;</text:p>
      <text:p text:style-name="P16">#include "zmq.hpp"</text:p>
      <text:p text:style-name="P16">bool send_msg(zmq::socket_t&amp; socket, const std::string&amp; message);</text:p>
      <text:p text:style-name="P16">std::string get_msg(zmq::socket_t&amp; socket);</text:p>
      <text:p text:style-name="P16">int bind_s<text:span text:style-name="T30">o</text:span>cket(zmq::socket_t&amp; socket);</text:p>
      <text:p text:style-name="P16">void crt_node(int id, int portNumber);</text:p>
      <text:p text:style-name="P15"><text:span text:style-name="T18">s</text:span><text:span text:style-name="T27">f</text:span><text:span text:style-name="T18">.cpp</text:span></text:p>
      <text:p text:style-name="P16">#include "sf.h"</text:p>
      <text:p text:style-name="P16">bool send_msg(zmq::socket_t&amp; socket, const std::string&amp; message) {</text:p>
      <text:p text:style-name="P16"><text:s text:c="4"/>zmq::message_t m(message.size());</text:p>
      <text:p text:style-name="P16"><text:s text:c="4"/>memcpy(m.data(), message.c_str(), message.size());</text:p>
      <text:p text:style-name="P16"><text:s text:c="4"/>try {</text:p>
      <text:p text:style-name="P16"><text:s text:c="8"/>socket.send(m);</text:p>
      <text:p text:style-name="P16"><text:s text:c="8"/>return true;</text:p>
      <text:p text:style-name="P16"><text:s text:c="4"/>} catch(...) {</text:p>
      <text:p text:style-name="P16"><text:s text:c="8"/>return false;</text:p>
      <text:p text:style-name="P16"><text:s text:c="4"/>}</text:p>
      <text:p text:style-name="P16">}</text:p>
      <text:p text:style-name="P16">std::string get_msg(zmq::socket_t&amp; socket) {</text:p>
      <text:p text:style-name="P16"><text:s text:c="4"/>zmq::message_t message;</text:p>
      <text:p text:style-name="P16"><text:s text:c="4"/>bool msg_got;</text:p>
      <text:p text:style-name="P16"><text:s text:c="4"/>try {</text:p>
      <text:p text:style-name="P16"><text:s text:c="8"/>msg_got = socket.recv(&amp;message);</text:p>
      <text:p text:style-name="P16"><text:soft-page-break/><text:s text:c="4"/>} catch(...) {</text:p>
      <text:p text:style-name="P16"><text:s text:c="8"/>msg_got = false;</text:p>
      <text:p text:style-name="P16"><text:s text:c="4"/>}</text:p>
      <text:p text:style-name="P16"><text:s text:c="4"/>std::string received(static_cast&lt;char*&gt;(message.data()), message.size());</text:p>
      <text:p text:style-name="P16"><text:s text:c="4"/>if(!msg_got || received.empty()) {</text:p>
      <text:p text:style-name="P16"><text:s text:c="8"/>return "Error: Node is unavailable";</text:p>
      <text:p text:style-name="P16"><text:s text:c="4"/>} else {</text:p>
      <text:p text:style-name="P16"><text:s text:c="8"/>return received;</text:p>
      <text:p text:style-name="P16"><text:s text:c="4"/>}</text:p>
      <text:p text:style-name="P16">}</text:p>
      <text:p text:style-name="P16">int bind_socket(zmq::socket_t&amp; socket) {</text:p>
      <text:p text:style-name="P16"><text:s text:c="4"/>int port = 30000;</text:p>
      <text:p text:style-name="P16"><text:s text:c="4"/>std::string port_tmp = "tcp://127.0.0.1:";</text:p>
      <text:p text:style-name="P16"><text:s text:c="4"/>while(true) {</text:p>
      <text:p text:style-name="P16"><text:s text:c="8"/>try {</text:p>
      <text:p text:style-name="P16"><text:s text:c="12"/>socket.bind(port_tmp + std::to_string(port));</text:p>
      <text:p text:style-name="P16"><text:s text:c="12"/>break;</text:p>
      <text:p text:style-name="P16"><text:s text:c="8"/>} catch(...) {</text:p>
      <text:p text:style-name="P16"><text:s text:c="12"/>port++;</text:p>
      <text:p text:style-name="P16"><text:s text:c="8"/>}</text:p>
      <text:p text:style-name="P16"><text:s text:c="4"/>}</text:p>
      <text:p text:style-name="P16"><text:s text:c="4"/>return port;</text:p>
      <text:p text:style-name="P16">}</text:p>
      <text:p text:style-name="P16">void crt_node(int id, int portNumber) {</text:p>
      <text:p text:style-name="P16"><text:s text:c="4"/>char* arg0 = strdup("./child_node");</text:p>
      <text:p text:style-name="P16"><text:s text:c="4"/>char* arg1 = strdup((std::to_string(id)).c_str());</text:p>
      <text:p text:style-name="P16"><text:s text:c="4"/>char* arg2 = strdup((std::to_string(portNumber)).c_str());</text:p>
      <text:p text:style-name="P16"><text:s text:c="4"/>char* args[] = {arg0, arg1, arg2, nullptr};</text:p>
      <text:p text:style-name="P16"><text:s text:c="4"/>execv("./child_node", args);</text:p>
      <text:p text:style-name="P16"><text:soft-page-break/>}</text:p>
      <text:p text:style-name="P12">child_node.cpp</text:p>
      <text:p text:style-name="P11">#include &lt;string&gt;</text:p>
      <text:p text:style-name="P11">#include &lt;sstream&gt;</text:p>
      <text:p text:style-name="P11">#include &lt;zmq.hpp&gt;</text:p>
      <text:p text:style-name="P11">#include &lt;csignal&gt;</text:p>
      <text:p text:style-name="P11">#include &lt;iostream&gt;</text:p>
      <text:p text:style-name="P11">#include &lt;unordered_map&gt;</text:p>
      <text:p text:style-name="P11">#include "sf.h"</text:p>
      <text:p text:style-name="P11">int main(int argc, char* argv[]) {</text:p>
      <text:p text:style-name="P11"><text:s text:c="4"/>if(argc != 3) {</text:p>
      <text:p text:style-name="P11"><text:s text:c="8"/>std::cerr &lt;&lt; "Not enough parameters" &lt;&lt; std::endl;</text:p>
      <text:p text:style-name="P11"><text:s text:c="8"/>exit(-1);</text:p>
      <text:p text:style-name="P11"><text:s text:c="4"/>}</text:p>
      <text:p text:style-name="P11"><text:s text:c="4"/>int id = std::stoi(argv[1]);</text:p>
      <text:p text:style-name="P11"><text:s text:c="4"/>int parent_port = std::stoi(argv[2]);</text:p>
      <text:p text:style-name="P11"><text:s text:c="4"/>zmq::context_t ctx;</text:p>
      <text:p text:style-name="P11"><text:s text:c="4"/>zmq::socket_t parent_socket(ctx, ZMQ_REP);</text:p>
      <text:p text:style-name="P11"><text:s text:c="4"/>std::string port_tmp = "tcp://127.0.0.1:";</text:p>
      <text:p text:style-name="P11"><text:s text:c="4"/>parent_socket.connect(port_tmp + std::to_string(parent_port));</text:p>
      <text:p text:style-name="P11"><text:s text:c="4"/>std::unordered_map&lt;int, int&gt; pids;</text:p>
      <text:p text:style-name="P11"><text:s text:c="4"/>std::unordered_map&lt;int, int&gt; ports;</text:p>
      <text:p text:style-name="P11"><text:s text:c="4"/>std::unordered_map&lt;int, zmq::socket_t&gt; sockets;</text:p>
      <text:p text:style-name="P11"><text:s text:c="4"/>while(true) {</text:p>
      <text:p text:style-name="P11"><text:s text:c="8"/>std::string action = get_msg(parent_socket);</text:p>
      <text:p text:style-name="P11"><text:s text:c="8"/>std::stringstream s(action);</text:p>
      <text:p text:style-name="P11"><text:s text:c="8"/>std::string command;</text:p>
      <text:p text:style-name="P11"><text:s text:c="8"/>s &gt;&gt; command;</text:p>
      <text:p text:style-name="P11"><text:s text:c="8"/>if(command == "pid") {</text:p>
      <text:p text:style-name="P11"><text:soft-page-break/><text:s text:c="12"/>std::string reply = "Ok: " + std::to_string(getpid());</text:p>
      <text:p text:style-name="P11"><text:s text:c="12"/>send_msg(parent_socket, reply);</text:p>
      <text:p text:style-name="P11"><text:s text:c="8"/>} else if(command == "create") {</text:p>
      <text:p text:style-name="P11"><text:s text:c="12"/>int size, node_id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s &gt;&gt; node_id;</text:p>
      <text:p text:style-name="P11"><text:s text:c="12"/>if(size == 0) {</text:p>
      <text:p text:style-name="P11"><text:s text:c="16"/>auto socket = zmq::socket_t(ctx, ZMQ_REQ);</text:p>
      <text:p text:style-name="P11"><text:s text:c="16"/>socket.setsockopt(ZMQ_SNDTIMEO, 5000);</text:p>
      <text:p text:style-name="P11"><text:s text:c="16"/>socket.setsockopt(ZMQ_LINGER, 5000);</text:p>
      <text:p text:style-name="P11"><text:s text:c="16"/>socket.setsockopt(ZMQ_RCVTIMEO, 5000);</text:p>
      <text:p text:style-name="P11"><text:s text:c="16"/>socket.setsockopt(ZMQ_REQ_CORRELATE, 1);</text:p>
      <text:p text:style-name="P11"><text:s text:c="16"/>socket.setsockopt(ZMQ_REQ_RELAXED, 1);</text:p>
      <text:p text:style-name="P11"><text:s text:c="16"/>sockets.emplace(node_id, std::move(socket));</text:p>
      <text:p text:style-name="P11"><text:s text:c="16"/>int port = bind_socket(sockets.at(node_id));</text:p>
      <text:p text:style-name="P11"><text:s text:c="16"/>int pid = fork();</text:p>
      <text:p text:style-name="P11"><text:s text:c="16"/>if(pid == -1) {</text:p>
      <text:p text:style-name="P11"><text:s text:c="20"/>send_msg(parent_socket, "Unable to fork");</text:p>
      <text:p text:style-name="P11"><text:s text:c="16"/>} else if(pid == 0) {</text:p>
      <text:p text:style-name="P11"><text:s text:c="20"/>crt_node(node_id, port);</text:p>
      <text:p text:style-name="P11"><text:s text:c="16"/>} else {</text:p>
      <text:p text:style-name="P11"><text:s text:c="20"/>ports[node_id] = port;</text:p>
      <text:p text:style-name="P11"><text:s text:c="20"/>pids[node_id] = pid;</text:p>
      <text:p text:style-name="P11"><text:s text:c="20"/>send_msg(sockets.at(node_id), "pid");</text:p>
      <text:p text:style-name="P11"><text:s text:c="20"/>send_msg(parent_socket, get_msg(sockets.at(node_id)));</text:p>
      <text:p text:style-name="P11"><text:soft-page-break/><text:s text:c="16"/>}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create " &lt;&lt; path.size();</text:p>
      <text:p text:style-name="P11"><text:s text:c="16"/>for(int i : path) {</text:p>
      <text:p text:style-name="P11"><text:s text:c="20"/>msg &lt;&lt; " " &lt;&lt; i;</text:p>
      <text:p text:style-name="P11"><text:s text:c="16"/>}</text:p>
      <text:p text:style-name="P11"><text:s text:c="16"/>msg &lt;&lt; " " &lt;&lt; node_id;</text:p>
      <text:p text:style-name="P11"><text:s text:c="16"/>send_msg(sockets.at(next_smb), msg.str());</text:p>
      <text:p text:style-name="P11"><text:s text:c="16"/>send_msg(parent_socket, get_msg(sockets.at(next_smb)));</text:p>
      <text:p text:style-name="P11"><text:s text:c="12"/>}</text:p>
      <text:p text:style-name="P11"><text:s text:c="8"/>} else if(command == "remove") {</text:p>
      <text:p text:style-name="P11"><text:s text:c="12"/>int size, node_id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s &gt;&gt; node_id;</text:p>
      <text:p text:style-name="P11"><text:s text:c="12"/>if(path.empty()) {</text:p>
      <text:p text:style-name="P11"><text:s text:c="16"/>send_msg(sockets.at(node_id), "kill");</text:p>
      <text:p text:style-name="P11"><text:s text:c="16"/>get_msg(sockets.at(node_id));</text:p>
      <text:p text:style-name="P11"><text:s text:c="16"/>kill(pids[node_id], SIGTERM);</text:p>
      <text:p text:style-name="P11"><text:s text:c="16"/>kill(pids[node_id], SIGKILL);</text:p>
      <text:p text:style-name="P11"><text:s text:c="16"/>pids.erase(node_id);</text:p>
      <text:p text:style-name="P11"><text:s text:c="16"/>sockets.at(node_id).disconnect(port_tmp + std::to_string(ports[node_id]));</text:p>
      <text:p text:style-name="P11"><text:soft-page-break/><text:s text:c="16"/>ports.erase(node_id);</text:p>
      <text:p text:style-name="P11"><text:s text:c="16"/>sockets.erase(node_id);</text:p>
      <text:p text:style-name="P11"><text:s text:c="16"/>send_msg(parent_socket, "Ok");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remove " &lt;&lt; path.size();</text:p>
      <text:p text:style-name="P11"><text:s text:c="16"/>for(int i : path) {</text:p>
      <text:p text:style-name="P11"><text:s text:c="20"/>msg &lt;&lt; " " &lt;&lt; i;</text:p>
      <text:p text:style-name="P11"><text:s text:c="16"/>}</text:p>
      <text:p text:style-name="P11"><text:s text:c="16"/>msg &lt;&lt; " " &lt;&lt; node_id;</text:p>
      <text:p text:style-name="P11"><text:s text:c="16"/>send_msg(sockets.at(next_smb), msg.str());</text:p>
      <text:p text:style-name="P11"><text:s text:c="16"/>send_msg(parent_socket, get_msg(sockets.at(next_smb)));</text:p>
      <text:p text:style-name="P11"><text:s text:c="12"/>}</text:p>
      <text:p text:style-name="P11"><text:s text:c="8"/>} else if(command == "exec") {</text:p>
      <text:p text:style-name="P11"><text:s text:c="12"/>int size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if(path.empty()) {</text:p>
      <text:p text:style-name="P11"><text:s text:c="16"/>send_msg(parent_socket, "Node is available");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exec " &lt;&lt; path.size();</text:p>
      <text:p text:style-name="P11"><text:soft-page-break/><text:s text:c="16"/>for(int i : path) {</text:p>
      <text:p text:style-name="P11"><text:s text:c="20"/>msg &lt;&lt; " " &lt;&lt; i;</text:p>
      <text:p text:style-name="P11"><text:s text:c="16"/>}</text:p>
      <text:p text:style-name="P11"><text:s text:c="16"/>std::string received;</text:p>
      <text:p text:style-name="P11"><text:s text:c="16"/>if(!send_msg(sockets.at(next_smb), msg.str())) {</text:p>
      <text:p text:style-name="P11"><text:s text:c="20"/>received = "Node is unavailable";</text:p>
      <text:p text:style-name="P11"><text:s text:c="16"/>} else {</text:p>
      <text:p text:style-name="P11"><text:s text:c="20"/>received = get_msg(sockets.at(next_smb));</text:p>
      <text:p text:style-name="P11"><text:s text:c="16"/>}</text:p>
      <text:p text:style-name="P11"><text:s text:c="16"/>send_msg(parent_socket, received);</text:p>
      <text:p text:style-name="P11"><text:s text:c="12"/>}</text:p>
      <text:p text:style-name="P11"><text:s text:c="8"/>} else if(command == "ping") {</text:p>
      <text:p text:style-name="P11"><text:s text:c="12"/>int size;</text:p>
      <text:p text:style-name="P11"><text:s text:c="12"/>s &gt;&gt; size;</text:p>
      <text:p text:style-name="P11"><text:s text:c="12"/>std::vector&lt;int&gt; path(size);</text:p>
      <text:p text:style-name="P11"><text:s text:c="12"/>for(int i = 0; i &lt; size; ++i) {</text:p>
      <text:p text:style-name="P11"><text:s text:c="16"/>s &gt;&gt; path[i];</text:p>
      <text:p text:style-name="P11"><text:s text:c="12"/>}</text:p>
      <text:p text:style-name="P11"><text:s text:c="12"/>if(path.empty()) {</text:p>
      <text:p text:style-name="P11"><text:s text:c="16"/>send_msg(parent_socket, "Ok: 1");</text:p>
      <text:p text:style-name="P11"><text:s text:c="12"/>} else {</text:p>
      <text:p text:style-name="P11"><text:s text:c="16"/>int next_smb = path.front();</text:p>
      <text:p text:style-name="P11"><text:s text:c="16"/>path.erase(path.begin());</text:p>
      <text:p text:style-name="P11"><text:s text:c="16"/>std::stringstream msg;</text:p>
      <text:p text:style-name="P11"><text:s text:c="16"/>msg &lt;&lt; "ping " &lt;&lt; path.size();</text:p>
      <text:p text:style-name="P11"><text:s text:c="16"/>for(int i : path) {</text:p>
      <text:p text:style-name="P11"><text:s text:c="20"/>msg &lt;&lt; " " &lt;&lt; i;</text:p>
      <text:p text:style-name="P11"><text:s text:c="16"/>}</text:p>
      <text:p text:style-name="P11"><text:s text:c="16"/>std::string received;</text:p>
      <text:p text:style-name="P11"><text:soft-page-break/><text:s text:c="16"/>if(!send_msg(sockets.at(next_smb), msg.str())) {</text:p>
      <text:p text:style-name="P11"><text:s text:c="20"/>received = "Node is unavailable";</text:p>
      <text:p text:style-name="P11"><text:s text:c="16"/>} else {</text:p>
      <text:p text:style-name="P11"><text:s text:c="20"/>received = get_msg(sockets.at(next_smb));</text:p>
      <text:p text:style-name="P11"><text:s text:c="16"/>}</text:p>
      <text:p text:style-name="P11"><text:s text:c="16"/>send_msg(parent_socket, received);</text:p>
      <text:p text:style-name="P11"><text:s text:c="12"/>}</text:p>
      <text:p text:style-name="P11"><text:s text:c="8"/>} else if(command == "kill") {</text:p>
      <text:p text:style-name="P11"><text:s text:c="12"/>for(auto&amp; item : sockets) {</text:p>
      <text:p text:style-name="P11"><text:s text:c="16"/>send_msg(item.second, "kill");</text:p>
      <text:p text:style-name="P11"><text:s text:c="16"/>get_msg(item.second);</text:p>
      <text:p text:style-name="P11"><text:s text:c="16"/>kill(pids[item.first], SIGTERM);</text:p>
      <text:p text:style-name="P11"><text:s text:c="16"/>kill(pids[item.first], SIGKILL);</text:p>
      <text:p text:style-name="P11"><text:s text:c="12"/>}</text:p>
      <text:p text:style-name="P11"><text:s text:c="12"/>send_msg(parent_socket, "Ok");</text:p>
      <text:p text:style-name="P11"><text:s text:c="8"/>}</text:p>
      <text:p text:style-name="P11"><text:s text:c="8"/>if(parent_port == 0) {</text:p>
      <text:p text:style-name="P11"><text:s text:c="12"/>break;</text:p>
      <text:p text:style-name="P11"><text:s text:c="8"/>}</text:p>
      <text:p text:style-name="P11"><text:s text:c="4"/>}</text:p>
      <text:p text:style-name="P11">}</text:p>
      <text:p text:style-name="P12">main.cpp</text:p>
      <text:p text:style-name="P11">#include &lt;iostream&gt;</text:p>
      <text:p text:style-name="P11">#include &lt;string&gt;</text:p>
      <text:p text:style-name="P11">#include &lt;zmq.hpp&gt;</text:p>
      <text:p text:style-name="P11">#include &lt;vector&gt;</text:p>
      <text:p text:style-name="P11">#include &lt;csignal&gt;</text:p>
      <text:p text:style-name="P11">#include &lt;sstream&gt;</text:p>
      <text:p text:style-name="P11">#include &lt;memory&gt;</text:p>
      <text:p text:style-name="P11"><text:soft-page-break/>#include &lt;unordered_map&gt;</text:p>
      <text:p text:style-name="P11">#include "sf.h"</text:p>
      <text:p text:style-name="P11"/>
      <text:p text:style-name="P11">struct Node {</text:p>
      <text:p text:style-name="P11"><text:s text:c="4"/>Node(int id, std::weak_ptr&lt;Node&gt; parent) : id(id), parent(parent) {};</text:p>
      <text:p text:style-name="P11"><text:s text:c="4"/>int id;</text:p>
      <text:p text:style-name="P11"><text:s text:c="4"/>std::weak_ptr&lt;Node&gt; parent;</text:p>
      <text:p text:style-name="P11"><text:s text:c="4"/>std::unordered_map&lt;int, std::shared_ptr&lt;Node&gt;&gt; children;</text:p>
      <text:p text:style-name="P11"><text:s text:c="4"/>std::unordered_map&lt;std::string, int&gt; dictionary;</text:p>
      <text:p text:style-name="P11">};</text:p>
      <text:p text:style-name="P11"/>
      <text:p text:style-name="P11">class General_tree {</text:p>
      <text:p text:style-name="P11">public:</text:p>
      <text:p text:style-name="P11"><text:s text:c="4"/>bool insert(int node_id, int parent_id) {</text:p>
      <text:p text:style-name="P11"><text:s text:c="8"/>if(root == nullptr) {</text:p>
      <text:p text:style-name="P11"><text:s text:c="12"/>root = std::make_shared&lt;Node&gt;(node_id, std::weak_ptr&lt;Node&gt;());</text:p>
      <text:p text:style-name="P11"><text:s text:c="12"/>return true;</text:p>
      <text:p text:style-name="P11"><text:s text:c="8"/>}</text:p>
      <text:p text:style-name="P11"><text:s text:c="8"/>std::vector&lt;int&gt; path = get_path(parent_id);</text:p>
      <text:p text:style-name="P11"><text:s text:c="8"/>if(path.empty()) {</text:p>
      <text:p text:style-name="P11"><text:s text:c="12"/>return false;</text:p>
      <text:p text:style-name="P11"><text:s text:c="8"/>}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tmp-&gt;children[node_id] = std::make_shared&lt;Node&gt;(node_id, tmp);</text:p>
      <text:p text:style-name="P11"><text:s text:c="8"/>return true;</text:p>
      <text:p text:style-name="P11"><text:soft-page-break/><text:s text:c="4"/>}</text:p>
      <text:p text:style-name="P11"/>
      <text:p text:style-name="P11"><text:s text:c="4"/>bool rmv(int node_id) {</text:p>
      <text:p text:style-name="P11"><text:s text:c="8"/>std::vector&lt;int&gt; path = get_path(node_id);</text:p>
      <text:p text:style-name="P11"><text:s text:c="8"/>if(path.empty()) {</text:p>
      <text:p text:style-name="P11"><text:s text:c="12"/>return false;</text:p>
      <text:p text:style-name="P11"><text:s text:c="8"/>}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if(tmp-&gt;parent.lock()) {</text:p>
      <text:p text:style-name="P11"><text:s text:c="12"/>tmp = tmp-&gt;parent.lock();</text:p>
      <text:p text:style-name="P11"><text:s text:c="12"/>tmp-&gt;children.erase(node_id);</text:p>
      <text:p text:style-name="P11"><text:s text:c="8"/>} else {</text:p>
      <text:p text:style-name="P11"><text:s text:c="12"/>root = nullptr;</text:p>
      <text:p text:style-name="P11"><text:s text:c="8"/>}</text:p>
      <text:p text:style-name="P11"><text:s text:c="8"/>return true;</text:p>
      <text:p text:style-name="P11"><text:s text:c="4"/>}</text:p>
      <text:p text:style-name="P11"><text:s text:c="4"/>[[nodiscard]] std::vector&lt;int&gt; get_path(int id) const {</text:p>
      <text:p text:style-name="P11"><text:s text:c="8"/>std::vector&lt;int&gt; path;</text:p>
      <text:p text:style-name="P11"><text:s text:c="8"/>if(!get_node(root, id, path)) {</text:p>
      <text:p text:style-name="P11"><text:s text:c="12"/>return {};</text:p>
      <text:p text:style-name="P11"><text:s text:c="8"/>} else {</text:p>
      <text:p text:style-name="P11"><text:s text:c="12"/>return path;</text:p>
      <text:p text:style-name="P11"><text:s text:c="8"/>}</text:p>
      <text:p text:style-name="P11"><text:s text:c="4"/>}</text:p>
      <text:p text:style-name="P11"><text:s text:c="4"/>void add_dictionary(int id, std::string name, int value) {</text:p>
      <text:p text:style-name="P11"><text:soft-page-break/><text:s text:c="8"/>std::vector&lt;int&gt; path = get_path(id);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tmp-&gt;dictionary[name] = value;</text:p>
      <text:p text:style-name="P11"><text:s text:c="4"/>}</text:p>
      <text:p text:style-name="P11"/>
      <text:p text:style-name="P11"><text:s text:c="4"/>void find_dictionary(int id, std::string name) {</text:p>
      <text:p text:style-name="P11"><text:s text:c="8"/>std::vector&lt;int&gt; path = get_path(id);</text:p>
      <text:p text:style-name="P11"><text:s text:c="8"/>path.erase(path.begin());</text:p>
      <text:p text:style-name="P11"><text:s text:c="8"/>std::shared_ptr&lt;Node&gt; tmp = root;</text:p>
      <text:p text:style-name="P11"><text:s text:c="8"/>for(const auto&amp; node : path) {</text:p>
      <text:p text:style-name="P11"><text:s text:c="12"/>tmp = tmp-&gt;children[node];</text:p>
      <text:p text:style-name="P11"><text:s text:c="8"/>}</text:p>
      <text:p text:style-name="P11"><text:s text:c="8"/>if (tmp-&gt;dictionary.find(name) == tmp-&gt;dictionary.end()) {</text:p>
      <text:p text:style-name="P11"><text:s text:c="12"/>std::cout &lt;&lt; "'" &lt;&lt; name &lt;&lt; "' not found" &lt;&lt; std::endl;</text:p>
      <text:p text:style-name="P11"><text:s text:c="8"/>} else {</text:p>
      <text:p text:style-name="P11"><text:s text:c="12"/>std::cout &lt;&lt; tmp-&gt;dictionary[name] &lt;&lt; std::endl;</text:p>
      <text:p text:style-name="P11"><text:s text:c="8"/>}</text:p>
      <text:p text:style-name="P11"><text:s text:c="4"/>}</text:p>
      <text:p text:style-name="P11">private:</text:p>
      <text:p text:style-name="P11"><text:s text:c="4"/>bool get_node(const std::shared_ptr&lt;Node&gt;&amp; current, int id, std::vector&lt;int&gt;&amp; path) const {</text:p>
      <text:p text:style-name="P11"><text:s text:c="8"/>if(!current) {</text:p>
      <text:p text:style-name="P11"><text:s text:c="12"/>return false;</text:p>
      <text:p text:style-name="P11"><text:s text:c="8"/>}</text:p>
      <text:p text:style-name="P11"><text:s text:c="8"/>if(current-&gt;id == id) {</text:p>
      <text:p text:style-name="P11"><text:soft-page-break/><text:s text:c="12"/>path.push_back(current-&gt;id);</text:p>
      <text:p text:style-name="P11"><text:s text:c="12"/>return true;</text:p>
      <text:p text:style-name="P11"><text:s text:c="8"/>}</text:p>
      <text:p text:style-name="P11"><text:s text:c="8"/>path.push_back(current-&gt;id);</text:p>
      <text:p text:style-name="P11"><text:s text:c="8"/>for(const auto&amp; node : current-&gt;children) {</text:p>
      <text:p text:style-name="P11"><text:s text:c="12"/>if(get_node(node.second, id, path)) {</text:p>
      <text:p text:style-name="P11"><text:s text:c="16"/>return true;</text:p>
      <text:p text:style-name="P11"><text:s text:c="12"/>}</text:p>
      <text:p text:style-name="P11"><text:s text:c="8"/>}</text:p>
      <text:p text:style-name="P11"><text:s text:c="8"/>path.pop_back();</text:p>
      <text:p text:style-name="P11"><text:s text:c="8"/>return false;</text:p>
      <text:p text:style-name="P11"><text:s text:c="4"/>}</text:p>
      <text:p text:style-name="P11"><text:s text:c="4"/>std::shared_ptr&lt;Node&gt; root = nullptr;</text:p>
      <text:p text:style-name="P11">};</text:p>
      <text:p text:style-name="P11"/>
      <text:p text:style-name="P11">int main() {</text:p>
      <text:p text:style-name="P11"><text:s text:c="4"/>General_tree tree;</text:p>
      <text:p text:style-name="P11"><text:s text:c="4"/>std::string command;</text:p>
      <text:p text:style-name="P11"><text:s text:c="4"/>int child_pid = 0;</text:p>
      <text:p text:style-name="P11"><text:s text:c="4"/>int child_id = 0;</text:p>
      <text:p text:style-name="P11"><text:s text:c="4"/>zmq::context_t ctx(1);</text:p>
      <text:p text:style-name="P11"><text:s text:c="4"/>zmq::socket_t rule_socket(ctx, ZMQ_REQ);</text:p>
      <text:p text:style-name="P11"><text:s text:c="4"/>rule_socket.setsockopt(ZMQ_SNDTIMEO, 5000);</text:p>
      <text:p text:style-name="P11"><text:s text:c="4"/>rule_socket.setsockopt(ZMQ_LINGER, 5000);</text:p>
      <text:p text:style-name="P11"><text:s text:c="4"/>rule_socket.setsockopt(ZMQ_RCVTIMEO, 5000);</text:p>
      <text:p text:style-name="P11"><text:s text:c="4"/>rule_socket.setsockopt(ZMQ_REQ_CORRELATE, 1);</text:p>
      <text:p text:style-name="P11"><text:s text:c="4"/>rule_socket.setsockopt(ZMQ_REQ_RELAXED, 1);</text:p>
      <text:p text:style-name="P11"><text:s text:c="4"/>int port_n = bind_socket(rule_socket);</text:p>
      <text:p text:style-name="P11"><text:s text:c="4"/>while(std::cin &gt;&gt; command) {</text:p>
      <text:p text:style-name="P11"><text:soft-page-break/><text:s text:c="8"/>if(command == "create") {</text:p>
      <text:p text:style-name="P11"><text:s text:c="12"/>int node_id, parent_id;</text:p>
      <text:p text:style-name="P11"><text:s text:c="12"/>std::string result;</text:p>
      <text:p text:style-name="P11"><text:s text:c="12"/>std::cin &gt;&gt; node_id &gt;&gt; parent_id;</text:p>
      <text:p text:style-name="P11"><text:s text:c="12"/>if(!child_pid) {</text:p>
      <text:p text:style-name="P11"><text:s text:c="16"/>child_pid = fork();</text:p>
      <text:p text:style-name="P11"><text:s text:c="16"/>if(child_pid == -1) {</text:p>
      <text:p text:style-name="P11"><text:s text:c="20"/>std::cout &lt;&lt; "Unable to create process" &lt;&lt; std::endl;</text:p>
      <text:p text:style-name="P11"><text:s text:c="20"/>exit(-1);</text:p>
      <text:p text:style-name="P11"><text:s text:c="16"/>} else if(child_pid == 0) {</text:p>
      <text:p text:style-name="P11"><text:s text:c="20"/>crt_node(node_id, port_n);</text:p>
      <text:p text:style-name="P11"><text:s text:c="16"/>} else {</text:p>
      <text:p text:style-name="P11"><text:s text:c="20"/>parent_id = 0;</text:p>
      <text:p text:style-name="P11"><text:s text:c="20"/>child_id = node_id;</text:p>
      <text:p text:style-name="P11"><text:s text:c="20"/>send_msg(rule_socket, "pid");</text:p>
      <text:p text:style-name="P11"><text:s text:c="20"/>result = get_msg(rule_socket);</text:p>
      <text:p text:style-name="P11"><text:s text:c="16"/>}</text:p>
      <text:p text:style-name="P11"><text:s text:c="12"/>} else {</text:p>
      <text:p text:style-name="P11"><text:s text:c="16"/>if(!tree.get_path(node_id).empty()) {</text:p>
      <text:p text:style-name="P11"><text:s text:c="20"/>std::cout &lt;&lt; "Error: Already exists" &lt;&lt; std::endl;</text:p>
      <text:p text:style-name="P11"><text:s text:c="20"/>continue;</text:p>
      <text:p text:style-name="P11"><text:s text:c="16"/>}</text:p>
      <text:p text:style-name="P11"><text:s text:c="16"/>std::vector&lt;int&gt; path = tree.get_path(parent_id);</text:p>
      <text:p text:style-name="P11"><text:s text:c="16"/>if(path.empty()) {</text:p>
      <text:p text:style-name="P11"><text:s text:c="20"/>std::cout &lt;&lt; "Error: Parent not found" &lt;&lt; std::endl;</text:p>
      <text:p text:style-name="P11"><text:s text:c="20"/>continue;</text:p>
      <text:p text:style-name="P11"><text:s text:c="16"/>}</text:p>
      <text:p text:style-name="P11"><text:s text:c="16"/>path.erase(path.begin());</text:p>
      <text:p text:style-name="P11"><text:s text:c="16"/>std::stringstream s;</text:p>
      <text:p text:style-name="P11"><text:soft-page-break/><text:s text:c="16"/>s &lt;&lt; "create " &lt;&lt; path.size();</text:p>
      <text:p text:style-name="P11"><text:s text:c="16"/>for(int id : path) {</text:p>
      <text:p text:style-name="P11"><text:s text:c="20"/>s &lt;&lt; " " &lt;&lt; id;</text:p>
      <text:p text:style-name="P11"><text:s text:c="16"/>}</text:p>
      <text:p text:style-name="P11"><text:s text:c="16"/>s &lt;&lt; " " &lt;&lt; node_id;</text:p>
      <text:p text:style-name="P11"><text:s text:c="16"/>send_msg(rule_socket, s.str());</text:p>
      <text:p text:style-name="P11"><text:s text:c="16"/>result = get_msg(rule_socket);</text:p>
      <text:p text:style-name="P11"><text:s text:c="12"/>}</text:p>
      <text:p text:style-name="P11"/>
      <text:p text:style-name="P11"><text:s text:c="12"/>if(result.substr(0, 2) == "Ok") {</text:p>
      <text:p text:style-name="P11"><text:s text:c="16"/>tree.insert(node_id, parent_id);</text:p>
      <text:p text:style-name="P11"><text:s text:c="12"/>}</text:p>
      <text:p text:style-name="P11"><text:s text:c="12"/>std::cout &lt;&lt; result &lt;&lt; std::endl;</text:p>
      <text:p text:style-name="P11"><text:s text:c="8"/>} else if(command == "remove") {</text:p>
      <text:p text:style-name="P11"><text:s text:c="12"/>if(child_pid == 0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int node_id;</text:p>
      <text:p text:style-name="P11"><text:s text:c="12"/>std::cin &gt;&gt; node_id;</text:p>
      <text:p text:style-name="P11"><text:s text:c="12"/>if(node_id == child_id) {</text:p>
      <text:p text:style-name="P11"><text:s text:c="16"/>send_msg(rule_socket, "kill");</text:p>
      <text:p text:style-name="P11"><text:s text:c="16"/>get_msg(rule_socket);</text:p>
      <text:p text:style-name="P11"><text:s text:c="16"/>kill(child_pid, SIGTERM);</text:p>
      <text:p text:style-name="P11"><text:s text:c="16"/>kill(child_pid, SIGKILL);</text:p>
      <text:p text:style-name="P11"><text:s text:c="16"/>child_id = 0;</text:p>
      <text:p text:style-name="P11"><text:s text:c="16"/>child_pid = 0;</text:p>
      <text:p text:style-name="P11"><text:s text:c="16"/>std::cout &lt;&lt; "Ok" &lt;&lt; std::endl;</text:p>
      <text:p text:style-name="P11"><text:s text:c="16"/>tree.rmv(node_id);</text:p>
      <text:p text:style-name="P11"><text:soft-page-break/><text:s text:c="16"/>continue;</text:p>
      <text:p text:style-name="P11"><text:s text:c="12"/>}</text:p>
      <text:p text:style-name="P11"><text:s text:c="12"/>std::vector&lt;int&gt; path = tree.get_path(node_id);</text:p>
      <text:p text:style-name="P11"><text:s text:c="12"/>if(path.empty()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path.erase(path.begin());</text:p>
      <text:p text:style-name="P11"><text:s text:c="12"/>std::stringstream s;</text:p>
      <text:p text:style-name="P11"><text:s text:c="12"/>s &lt;&lt; "remove " &lt;&lt; path.size() - 1;</text:p>
      <text:p text:style-name="P11"><text:s text:c="12"/>for(int i : path) {</text:p>
      <text:p text:style-name="P11"><text:s text:c="16"/>s &lt;&lt; " " &lt;&lt; i;</text:p>
      <text:p text:style-name="P11"><text:s text:c="12"/>}</text:p>
      <text:p text:style-name="P11"><text:s text:c="12"/>send_msg(rule_socket, s.str());</text:p>
      <text:p text:style-name="P11"><text:s text:c="12"/>std::string recieved = get_msg(rule_socket);</text:p>
      <text:p text:style-name="P11"><text:s text:c="12"/>if(recieved.substr(0, 2) == "Ok") {</text:p>
      <text:p text:style-name="P11"><text:s text:c="16"/>tree.rmv(node_id);</text:p>
      <text:p text:style-name="P11"><text:s text:c="12"/>}</text:p>
      <text:p text:style-name="P11"><text:s text:c="12"/>std::cout &lt;&lt; recieved &lt;&lt; std::endl;</text:p>
      <text:p text:style-name="P11"><text:s text:c="8"/>} else if(command == "exec") {</text:p>
      <text:p text:style-name="P11"><text:s text:c="12"/>if(child_pid == 0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int node_id;</text:p>
      <text:p text:style-name="P11"><text:s text:c="12"/>std::cin &gt;&gt; node_id;</text:p>
      <text:p text:style-name="P11"><text:s text:c="12"/>std::string name_value;</text:p>
      <text:p text:style-name="P11"><text:s text:c="12"/>std::getline(std::cin, name_value);</text:p>
      <text:p text:style-name="P11"><text:s text:c="12"/>std::vector&lt;int&gt; path = tree.get_path(node_id);</text:p>
      <text:p text:style-name="P11"><text:soft-page-break/><text:s text:c="12"/>if(path.empty()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path.erase(path.begin());</text:p>
      <text:p text:style-name="P11"><text:s text:c="12"/>std::stringstream s;</text:p>
      <text:p text:style-name="P11"><text:s text:c="12"/>s &lt;&lt; "exec " &lt;&lt; path.size();</text:p>
      <text:p text:style-name="P11"><text:s text:c="12"/>for(int i : path) {</text:p>
      <text:p text:style-name="P11"><text:s text:c="16"/>s &lt;&lt; " " &lt;&lt; i;</text:p>
      <text:p text:style-name="P11"><text:s text:c="12"/>}</text:p>
      <text:p text:style-name="P11"><text:s text:c="12"/>std::string received;</text:p>
      <text:p text:style-name="P11"><text:s text:c="12"/>if(!send_msg(rule_socket, s.str())) {</text:p>
      <text:p text:style-name="P11"><text:s text:c="16"/>received = "Node is unavailable";</text:p>
      <text:p text:style-name="P11"><text:s text:c="12"/>} else {</text:p>
      <text:p text:style-name="P11"><text:s text:c="16"/>received = get_msg(rule_socket);</text:p>
      <text:p text:style-name="P11"><text:s text:c="16"/>if (received == "Node is available") {</text:p>
      <text:p text:style-name="P11"><text:s text:c="20"/>std::string name;</text:p>
      <text:p text:style-name="P11"><text:s text:c="20"/>int value;</text:p>
      <text:p text:style-name="P11"><text:s text:c="20"/>int size_arguments = name_value.size();</text:p>
      <text:p text:style-name="P11"><text:s text:c="20"/>std::stringstream ss(name_value);</text:p>
      <text:p text:style-name="P11"><text:s text:c="20"/>bool searchNeeded = true;</text:p>
      <text:p text:style-name="P11"><text:s text:c="20"/>for (int i = 1; i &lt; size_arguments; ++i) {</text:p>
      <text:p text:style-name="P11"><text:s text:c="24"/>if (name_value[i] == ' ') {</text:p>
      <text:p text:style-name="P11"><text:s text:c="28"/>ss &gt;&gt; name;</text:p>
      <text:p text:style-name="P11"><text:s text:c="28"/>ss &gt;&gt; value;</text:p>
      <text:p text:style-name="P11"><text:s text:c="28"/>tree.add_dictionary(node_id, name, value);</text:p>
      <text:p text:style-name="P11"><text:s text:c="28"/>std::cout &lt;&lt; "Ok:" &lt;&lt; node_id &lt;&lt; std::endl;</text:p>
      <text:p text:style-name="P11"><text:s text:c="28"/>searchNeeded = false;</text:p>
      <text:p text:style-name="P11"><text:s text:c="28"/>break;</text:p>
      <text:p text:style-name="P11"><text:soft-page-break/><text:s text:c="24"/>}</text:p>
      <text:p text:style-name="P11"><text:s text:c="20"/>}</text:p>
      <text:p text:style-name="P11"><text:s text:c="20"/>if (searchNeeded) {</text:p>
      <text:p text:style-name="P11"><text:s text:c="24"/>ss &gt;&gt; name;</text:p>
      <text:p text:style-name="P11"><text:s text:c="24"/>std::cout &lt;&lt; "Ok:" &lt;&lt; node_id &lt;&lt; ": ";</text:p>
      <text:p text:style-name="P11"><text:s text:c="24"/>tree.find_dictionary(node_id, name);</text:p>
      <text:p text:style-name="P11"><text:s text:c="20"/>}</text:p>
      <text:p text:style-name="P11"><text:s text:c="16"/>} else {</text:p>
      <text:p text:style-name="P11"><text:s text:c="20"/>std::cout &lt;&lt; received &lt;&lt; std::endl;</text:p>
      <text:p text:style-name="P11"><text:s text:c="16"/>}</text:p>
      <text:p text:style-name="P11"><text:s text:c="12"/>}</text:p>
      <text:p text:style-name="P11"><text:s text:c="8"/>} else if(command == "ping") {</text:p>
      <text:p text:style-name="P11"><text:s text:c="12"/>if(child_pid == 0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int node_id;</text:p>
      <text:p text:style-name="P11"><text:s text:c="12"/>std::cin &gt;&gt; node_id;</text:p>
      <text:p text:style-name="P11"><text:s text:c="12"/>std::vector&lt;int&gt; path = tree.get_path(node_id);</text:p>
      <text:p text:style-name="P11"><text:s text:c="12"/>if(path.empty()) {</text:p>
      <text:p text:style-name="P11"><text:s text:c="16"/>std::cout &lt;&lt; "Error: Not found" &lt;&lt; std::endl;</text:p>
      <text:p text:style-name="P11"><text:s text:c="16"/>continue;</text:p>
      <text:p text:style-name="P11"><text:s text:c="12"/>}</text:p>
      <text:p text:style-name="P11"><text:s text:c="12"/>path.erase(path.begin());</text:p>
      <text:p text:style-name="P11"><text:s text:c="12"/>std::stringstream s;</text:p>
      <text:p text:style-name="P11"><text:s text:c="12"/>s &lt;&lt; "ping " &lt;&lt; path.size();</text:p>
      <text:p text:style-name="P11"><text:s text:c="12"/>for(int i : path) {</text:p>
      <text:p text:style-name="P11"><text:s text:c="16"/>s &lt;&lt; " " &lt;&lt; i;</text:p>
      <text:p text:style-name="P11"><text:s text:c="12"/>}</text:p>
      <text:p text:style-name="P11"><text:soft-page-break/><text:s text:c="12"/>std::string received;</text:p>
      <text:p text:style-name="P11"><text:s text:c="12"/>if(!send_msg(rule_socket, s.str())) {</text:p>
      <text:p text:style-name="P11"><text:s text:c="16"/>received = "Node is unavailable";</text:p>
      <text:p text:style-name="P11"><text:s text:c="12"/>} else {</text:p>
      <text:p text:style-name="P11"><text:s text:c="16"/>received = get_msg(rule_socket);</text:p>
      <text:p text:style-name="P11"><text:s text:c="12"/>}</text:p>
      <text:p text:style-name="P11"><text:s text:c="12"/>std::cout &lt;&lt; received &lt;&lt; std::endl;</text:p>
      <text:p text:style-name="P11"><text:s text:c="8"/>} else if(command == "exit") {</text:p>
      <text:p text:style-name="P11"><text:s text:c="12"/>send_msg(rule_socket, "kill");</text:p>
      <text:p text:style-name="P11"><text:s text:c="12"/>get_msg(rule_socket);</text:p>
      <text:p text:style-name="P11"><text:s text:c="12"/>kill(child_pid, SIGTERM);</text:p>
      <text:p text:style-name="P11"><text:s text:c="12"/>kill(child_pid, SIGKILL);</text:p>
      <text:p text:style-name="P11"><text:s text:c="12"/>break;</text:p>
      <text:p text:style-name="P11"><text:s text:c="8"/>} else {</text:p>
      <text:p text:style-name="P11"><text:s text:c="12"/>std::cout &lt;&lt; "Unknown command" &lt;&lt; std::endl;</text:p>
      <text:p text:style-name="P11"><text:s text:c="8"/>}</text:p>
      <text:p text:style-name="P11"><text:s text:c="8"/>command.clear();</text:p>
      <text:p text:style-name="P11"><text:s text:c="4"/>}</text:p>
      <text:p text:style-name="P11"><text:s text:c="4"/>return 0;</text:p>
      <text:p text:style-name="P11">}</text:p>
      <text:p text:style-name="P13">Демонстрация работы программы</text:p>
      <text:p text:style-name="P35">create 1 -1</text:p>
      <text:p text:style-name="P35">Ok: 3354</text:p>
      <text:p text:style-name="P35">create 3 1</text:p>
      <text:p text:style-name="P35">Ok: 3358</text:p>
      <text:p text:style-name="P35">create 5 3</text:p>
      <text:p text:style-name="P35">Ok: 3361</text:p>
      <text:p text:style-name="P35">create 2 1</text:p>
      <text:p text:style-name="P35">Ok: 3364</text:p>
      <text:p text:style-name="P35"><text:soft-page-break/>create 4 1 <text:s text:c="10"/></text:p>
      <text:p text:style-name="P35">Ok: 3367</text:p>
      <text:p text:style-name="P35">ping 1</text:p>
      <text:p text:style-name="P35">Ok: 1</text:p>
      <text:p text:style-name="P35">ping 2</text:p>
      <text:p text:style-name="P35">Ok: 1</text:p>
      <text:p text:style-name="P35">ping 3</text:p>
      <text:p text:style-name="P35">Ok: 1</text:p>
      <text:p text:style-name="P35">ping 4</text:p>
      <text:p text:style-name="P35">Ok: 1</text:p>
      <text:p text:style-name="P35">ping 5</text:p>
      <text:p text:style-name="P35">Ok: 1</text:p>
      <text:p text:style-name="P35">ping 10</text:p>
      <text:p text:style-name="P35">Error: Not found</text:p>
      <text:p text:style-name="P35">remove 3</text:p>
      <text:p text:style-name="P35">Ok</text:p>
      <text:p text:style-name="P35">ping 3</text:p>
      <text:p text:style-name="P35">Error: Not found</text:p>
      <text:p text:style-name="P35">ping 5</text:p>
      <text:p text:style-name="P35">Error: Not found</text:p>
      <text:p text:style-name="P35">exec 2 hello 777</text:p>
      <text:p text:style-name="P35">Ok:2</text:p>
      <text:p text:style-name="P35">exec 2 hello</text:p>
      <text:p text:style-name="P35">Ok:2: 777</text:p>
      <text:p text:style-name="P35">exec 2 hi</text:p>
      <text:p text:style-name="P35">Ok:2: 'hi' not found</text:p>
      <text:p text:style-name="P35">exit</text:p>
      <text:p text:style-name="P13"/>
      <text:p text:style-name="P13"/>
      <text:p text:style-name="P13"><text:soft-page-break/>Вывод</text:p>
      <text:p text:style-name="P37">При написании данной лабораторной работы, я научился работать с очередями сообщений и применять их для реализации топологии процессов-узлов. Изучил принципы работы процессов в ОС Linu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5T15:53:00</meta:creation-date>
    <meta:initial-creator>sindchess@gmail.com</meta:initial-creator>
    <dc:language>ru-RU</dc:language>
    <dc:date>2020-02-25T12:54:44.312224822</dc:date>
    <meta:editing-cycles>79</meta:editing-cycles>
    <meta:editing-duration>PT6H36M51S</meta:editing-duration>
    <meta:generator>LibreOffice/6.3.5.2$Linux_X86_64 LibreOffice_project/30$Build-2</meta:generator>
    <meta:document-statistic meta:table-count="0" meta:image-count="0" meta:object-count="0" meta:page-count="22" meta:paragraph-count="567" meta:word-count="1838" meta:character-count="19238" meta:non-whitespace-character-count="124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